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09cm" svg:height="4.308cm" draw:transform="rotate (-1.55264490257416) translate (7.19570592602908cm 2.81730571004518cm)" svg:viewBox="0 0 6091 4309" svg:d="M472 4075c754-89 2156-110 2968-82 809 26 1056 182 1660 291 603 108 1140-111 953-1138-188-1025-277-2638-280-2797-4-159-834-541-815-232 17 309 100 1299 179 1844 78 545 280 1225 155 1576-91 261-172 134-1076-48s-3628-139-4136-113c-201 8-7 730 392 699z">
          <text:p/>
        </draw:path>
        <draw:path draw:style-name="gr1" draw:text-style-name="P1" draw:layer="layout" svg:width="1.172cm" svg:height="3.565cm" draw:transform="rotate (-1.55194677087336) translate (6.9593868828996cm 4.6315312542461cm)" svg:viewBox="0 0 1173 3566" svg:d="M1172 3413c-76-195-226-738-285-1202-58-465-105-1598-76-1832 28-234-820-533-811-287 17 460 68 1493 186 2230 117 738 109 725 219 1143 54 205 805 49 767-52z">
          <text:p/>
        </draw:path>
        <draw:path draw:style-name="gr1" draw:text-style-name="P1" draw:layer="layout" svg:width="0.903cm" svg:height="0.661cm" draw:transform="rotate (-2.15757602131539) translate (7.5416577737704cm 7.933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2264578120657cm 4.79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4.1456244787324cm 5.2049614417958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169cm" svg:height="4.552cm" draw:transform="skewX (0.00157079632679489) rotate (-1.55247036964896) translate (7.2778581959639cm 2.0243792188622cm)" svg:viewBox="0 0 1170 4553" svg:d="M1169 4458c-78-342-272-1114-339-1883-66-768-31-2016-15-2223 6-108-812-511-815-283-2 227 16 1642 105 2464s184 1368 281 1917c22 173 807 95 783 8z">
          <text:p/>
        </draw:path>
        <draw:path draw:style-name="gr1" draw:text-style-name="P1" draw:layer="layout" svg:width="0.902cm" svg:height="0.661cm" draw:transform="rotate (-2.15687788961459) translate (3.9556244787324cm 3.000794775129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7.5546401432275cm 2.182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3.404791145399cm 2.611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1.339cm" svg:height="1.577cm" draw:transform="rotate (0.725184304203644) translate (3.75993915438501cm 1.2391585090682cm)" svg:viewBox="0 0 1340 1578" svg:d="M0 244c-3 172 331 1063 560 1269 230 205 931-120 751-330-181-211-426-972-433-1123-6-152-875 13-878 184z">
          <text:p/>
        </draw:path>
        <draw:path draw:style-name="gr1" draw:text-style-name="P1" draw:layer="layout" svg:width="0.903cm" svg:height="0.661cm" draw:transform="rotate (-2.15757602131539) translate (4.63482444043801cm 0.817448437165701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49) rotate (-2.15705242253979) translate (5.80736597627599cm 1.4195983539643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11:20.957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12"/>
  </office:meta>
</office:document-meta>
</file>